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3" style:family="table">
      <style:table-properties style:width="7.2903in" table:align="left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2.9264in"/>
    </style:style>
    <style:style style:name="Table3.C" style:family="table-column">
      <style:table-column-properties style:column-width="0.6896in"/>
    </style:style>
    <style:style style:name="Table3.D" style:family="table-column">
      <style:table-column-properties style:column-width="1.3583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/>
    </style:style>
    <style:style style:name="Table3.D1" style:family="table-cell">
      <style:table-cell-properties fo:padding="0.0201in" fo:border="0.5pt solid #000000"/>
    </style:style>
    <style:style style:name="Table3.A2" style:family="table-cell">
      <style:table-cell-properties fo:padding="0.0201in" fo:border-left="0.5pt solid #000000" fo:border-right="none" fo:border-top="none" fo:border-bottom="0.5pt solid #000000"/>
    </style:style>
    <style:style style:name="Table3.D2" style:family="table-cell">
      <style:table-cell-properties fo:padding="0.0201in" fo:border-left="0.5pt solid #000000" fo:border-right="0.5pt solid #000000" fo:border-top="none" fo:border-bottom="0.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4549in" style:rel-column-width="11487*"/>
    </style:style>
    <style:style style:name="Table2.B" style:family="table-column">
      <style:table-column-properties style:column-width="2.9549in" style:rel-column-width="23330*"/>
    </style:style>
    <style:style style:name="Table2.C" style:family="table-column">
      <style:table-column-properties style:column-width="1.1403in" style:rel-column-width="9003*"/>
    </style:style>
    <style:style style:name="Table2.D" style:family="table-column">
      <style:table-column-properties style:column-width="2.75in" style:rel-column-width="21715*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D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1.4375in"/>
    </style:style>
    <style:style style:name="Table4.B" style:family="table-column">
      <style:table-column-properties style:column-width="6.8611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a99a" officeooo:paragraph-rsid="0060a99a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a403" officeooo:paragraph-rsid="0060a40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60a403" officeooo:paragraph-rsid="0060a403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officeooo:rsid="0060a99a" officeooo:paragraph-rsid="0060a99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6497" officeooo:paragraph-rsid="0057e6b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60a9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0a99a" officeooo:paragraph-rsid="0060a99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626e9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26e99" officeooo:paragraph-rsid="00626e9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2pt" officeooo:rsid="00626e99" officeooo:paragraph-rsid="00626e9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26e99" officeooo:paragraph-rsid="00626e99" style:font-size-asian="12pt" style:font-weight-asian="bold" style:font-size-complex="12pt" style:font-weight-complex="bold"/>
    </style:style>
    <style:style style:name="T1" style:family="text">
      <style:text-properties officeooo:rsid="0035db3e"/>
    </style:style>
    <style:style style:name="T2" style:family="text">
      <style:text-properties fo:font-weight="bold" officeooo:rsid="005d3809" style:font-weight-asian="bold" style:font-weight-complex="bold"/>
    </style:style>
    <style:style style:name="T3" style:family="text">
      <style:text-properties fo:font-weight="bold" officeooo:rsid="00571155" style:font-weight-asian="bold" style:font-weight-complex="bold"/>
    </style:style>
    <style:style style:name="T4" style:family="text">
      <style:text-properties fo:font-weight="bold" officeooo:rsid="0030263c" style:font-weight-asian="bold" style:font-weight-complex="bold"/>
    </style:style>
    <style:style style:name="T5" style:family="text">
      <style:text-properties fo:font-weight="bold" officeooo:rsid="0053db7c" style:font-weight-asian="bold" style:font-weight-complex="bold"/>
    </style:style>
    <style:style style:name="T6" style:family="text">
      <style:text-properties fo:font-weight="bold" officeooo:rsid="0060a4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5"><text:span text:style-name="T2">5</text:span><text:span text:style-name="T3">0</text:span><text:span text:style-name="T6">0</text:span><text:span text:style-name="T4"> -</text:span><text:span text:style-name="T5"> </text:span><text:span text:style-name="T3">A2</text:span><text:span text:style-name="T2">G</text:span><text:span text:style-name="T5"> -</text:span><text:span text:style-name="T4"> </text:span><text:span text:style-name="T6">Stores List</text:span></text:p>
      <text:p text:style-name="P12"/>
      <text:p text:style-name="P14">Pylon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Name</text:p>
          </table:table-cell>
          <table:table-cell table:style-name="Table4.B1" office:value-type="string">
            <text:p text:style-name="P16">Weight</text:p>
          </table:table-cell>
        </table:table-row>
        <table:table-row>
          <table:table-cell table:style-name="Table4.A2" office:value-type="string">
            <text:p text:style-name="P15">Centerline pylon</text:p>
          </table:table-cell>
          <table:table-cell table:style-name="Table4.B2" office:value-type="string">
            <text:p text:style-name="P15">315 lbs</text:p>
          </table:table-cell>
        </table:table-row>
        <table:table-row>
          <table:table-cell table:style-name="Table4.A2" office:value-type="string">
            <text:p text:style-name="P15">Wing pylons</text:p>
          </table:table-cell>
          <table:table-cell table:style-name="Table4.B2" office:value-type="string">
            <text:p text:style-name="P15">528 lbs (each), 1166 lbs (pair)</text:p>
          </table:table-cell>
        </table:table-row>
      </table:table>
      <text:p text:style-name="P13"/>
      <text:p text:style-name="P11">Pod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">Name</text:p>
          </table:table-cell>
          <table:table-cell table:style-name="Table3.A1" office:value-type="string">
            <text:p text:style-name="P3">Type</text:p>
          </table:table-cell>
          <table:table-cell table:style-name="Table3.A1" office:value-type="string">
            <text:p text:style-name="P3">Weight</text:p>
          </table:table-cell>
          <table:table-cell table:style-name="Table3.D1" office:value-type="string">
            <text:p text:style-name="P3">Notes</text:p>
          </table:table-cell>
        </table:table-row>
        <table:table-row>
          <table:table-cell table:style-name="Table3.A2" office:value-type="string">
            <text:p text:style-name="P8">AN/AAQ-13 LANTIRN NAV pod</text:p>
          </table:table-cell>
          <table:table-cell table:style-name="Table3.A2" office:value-type="string">
            <text:p text:style-name="P8">FLIR and TFR pod</text:p>
          </table:table-cell>
          <table:table-cell table:style-name="Table3.A2" office:value-type="string">
            <text:p text:style-name="P8">520 lbs</text:p>
          </table:table-cell>
          <table:table-cell table:style-name="Table3.D2" office:value-type="string">
            <text:p text:style-name="P8">Right intake only</text:p>
          </table:table-cell>
        </table:table-row>
        <table:table-row>
          <table:table-cell table:style-name="Table3.A2" office:value-type="string">
            <text:p text:style-name="P8">AN/AAQ-14 LANTIRN TGT pod</text:p>
          </table:table-cell>
          <table:table-cell table:style-name="Table3.A2" office:value-type="string">
            <text:p text:style-name="P8">IR (only) camera and laser designator</text:p>
          </table:table-cell>
          <table:table-cell table:style-name="Table3.A2" office:value-type="string">
            <text:p text:style-name="P8">622 lbs</text:p>
          </table:table-cell>
          <table:table-cell table:style-name="Table3.D2" office:value-type="string">
            <text:p text:style-name="P8">Left intake only</text:p>
          </table:table-cell>
        </table:table-row>
      </table:table>
      <text:p text:style-name="P10"/>
      <text:p text:style-name="P11">Bomb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4">Weight</text:p>
          </table:table-cell>
          <table:table-cell table:style-name="Table2.D1" office:value-type="string">
            <text:p text:style-name="P4">Notes</text:p>
          </table:table-cell>
        </table:table-row>
        <table:table-row>
          <table:table-cell table:style-name="Table2.A2" office:value-type="string">
            <text:p text:style-name="P7">BLU-107 Durandal</text:p>
          </table:table-cell>
          <table:table-cell table:style-name="Table2.A2" office:value-type="string">
            <text:p text:style-name="P7">anti-runway bomb</text:p>
          </table:table-cell>
          <table:table-cell table:style-name="Table2.A2" office:value-type="string">
            <text:p text:style-name="P7">x3 = 1448 lbs</text:p>
            <text:p text:style-name="P7">x6 = 2897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CBU-87</text:p>
          </table:table-cell>
          <table:table-cell table:style-name="Table2.A2" office:value-type="string">
            <text:p text:style-name="P7">combined-effects cluster bomb</text:p>
          </table:table-cell>
          <table:table-cell table:style-name="Table2.A2" office:value-type="string">
            <text:p text:style-name="P7">x1 = 948 lbs</text:p>
            <text:p text:style-name="P7">x3 = 2844 lbs</text:p>
            <text:p text:style-name="P7">x6 = 5688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CBU-97</text:p>
          </table:table-cell>
          <table:table-cell table:style-name="Table2.A2" office:value-type="string">
            <text:p text:style-name="P7">smart skeet antitank cluster bomb</text:p>
          </table:table-cell>
          <table:table-cell table:style-name="Table2.A2" office:value-type="string">
            <text:p text:style-name="P7">x1 = 919</text:p>
            <text:p text:style-name="P7">x3 = 2758 lbs</text:p>
            <text:p text:style-name="P7">x6 = 5516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GBU-12</text:p>
          </table:table-cell>
          <table:table-cell table:style-name="Table2.A2" office:value-type="string">
            <text:p text:style-name="P7">500 lb laser guided GP bomb</text:p>
          </table:table-cell>
          <table:table-cell table:style-name="Table2.A2" office:value-type="string">
            <text:p text:style-name="P7">x1 = 611 lbs</text:p>
            <text:p text:style-name="P7">x2 = 1213 lbs</text:p>
            <text:p text:style-name="P7">x4 = 2425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GBU-10</text:p>
          </table:table-cell>
          <table:table-cell table:style-name="Table2.A2" office:value-type="string">
            <text:p text:style-name="P7">2000 lb laser guided GP bomb</text:p>
          </table:table-cell>
          <table:table-cell table:style-name="Table2.A2" office:value-type="string">
            <text:p text:style-name="P7">x1 = 2114 lbs</text:p>
            <text:p text:style-name="P7">x2 = 4228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GBU-24</text:p>
          </table:table-cell>
          <table:table-cell table:style-name="Table2.A2" office:value-type="string">
            <text:p text:style-name="P7">2000 lb laser guided penetrator bomb</text:p>
          </table:table-cell>
          <table:table-cell table:style-name="Table2.A2" office:value-type="string">
            <text:p text:style-name="P7">x1 = 2396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20 Rockeye</text:p>
          </table:table-cell>
          <table:table-cell table:style-name="Table2.A2" office:value-type="string">
            <text:p text:style-name="P7">antitank cluster bomb</text:p>
          </table:table-cell>
          <table:table-cell table:style-name="Table2.A2" office:value-type="string">
            <text:p text:style-name="P7">x1 = 489 lbs</text:p>
            <text:p text:style-name="P7">x3 = 1468 lbs</text:p>
            <text:p text:style-name="P7">x6 = 2937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82</text:p>
          </table:table-cell>
          <table:table-cell table:style-name="Table2.A2" office:value-type="string">
            <text:p text:style-name="P7">500 lb slick GP bomb</text:p>
          </table:table-cell>
          <table:table-cell table:style-name="Table2.A2" office:value-type="string">
            <text:p text:style-name="P7">x1 = 503 lbs</text:p>
            <text:p text:style-name="P7">x2 = 1063 lbs</text:p>
            <text:p text:style-name="P7">x3 = 1594 lbs</text:p>
            <text:p text:style-name="P7">x6 = 3188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82 Snakeye</text:p>
          </table:table-cell>
          <table:table-cell table:style-name="Table2.A2" office:value-type="string">
            <text:p text:style-name="P7">500 lb retarded GP bomb</text:p>
          </table:table-cell>
          <table:table-cell table:style-name="Table2.A2" office:value-type="string">
            <text:p text:style-name="P7">x1 = 551 lbs</text:p>
            <text:p text:style-name="P7">x2 = 1063 lbs</text:p>
            <text:p text:style-name="P7">x3 = 1594 lbs</text:p>
            <text:p text:style-name="P7">x6 = 3188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82 AIR</text:p>
          </table:table-cell>
          <table:table-cell table:style-name="Table2.A2" office:value-type="string">
            <text:p text:style-name="P7">500 lb retarded GP bomb</text:p>
          </table:table-cell>
          <table:table-cell table:style-name="Table2.A2" office:value-type="string">
            <text:p text:style-name="P7">x1 = 534 lbs</text:p>
            <text:p text:style-name="P7">x2 = 1063 lbs</text:p>
            <text:p text:style-name="P7">x3 = 1594 lbs</text:p>
            <text:p text:style-name="P7">x6 = 3188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84</text:p>
          </table:table-cell>
          <table:table-cell table:style-name="Table2.A2" office:value-type="string">
            <text:p text:style-name="P7">2000 lb slick GP bomb</text:p>
          </table:table-cell>
          <table:table-cell table:style-name="Table2.A2" office:value-type="string">
            <text:p text:style-name="P7">x1 = 1971 lbs</text:p>
            <text:p text:style-name="P7">x2 = 3942 lbs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Mk 84 AIR</text:p>
          </table:table-cell>
          <table:table-cell table:style-name="Table2.A2" office:value-type="string">
            <text:p text:style-name="P7">2000 lb retarded GP bomb</text:p>
          </table:table-cell>
          <table:table-cell table:style-name="Table2.A2" office:value-type="string">
            <text:p text:style-name="P7">x1 = 2011 lbs</text:p>
            <text:p text:style-name="P7">x2 = 3942 lbs</text:p>
          </table:table-cell>
          <table:table-cell table:style-name="Table2.D2" office:value-type="string">
            <text:p text:style-name="P7">TP version = Training/Practice (inert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1T20:07:35.959000000</dc:date>
    <meta:editing-duration>P1DT39M28S</meta:editing-duration>
    <meta:editing-cycles>73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90" meta:word-count="292" meta:character-count="1224" meta:non-whitespace-character-count="1022"/>
  </office:meta>
</office:document-meta>
</file>